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7645d" officeooo:paragraph-rsid="0017645d"/>
    </style:style>
    <style:style style:name="P3" style:family="paragraph" style:parent-style-name="Standard">
      <style:text-properties officeooo:rsid="0017645d" officeooo:paragraph-rsid="00181721"/>
    </style:style>
    <style:style style:name="P4" style:family="paragraph" style:parent-style-name="Standard">
      <style:text-properties officeooo:rsid="0017645d" officeooo:paragraph-rsid="002275d4"/>
    </style:style>
    <style:style style:name="P5" style:family="paragraph" style:parent-style-name="Standard">
      <style:paragraph-properties fo:text-align="center" style:justify-single-word="false"/>
      <style:text-properties officeooo:rsid="0019230f" officeooo:paragraph-rsid="0019230f"/>
    </style:style>
    <style:style style:name="P6" style:family="paragraph" style:parent-style-name="Standard">
      <style:paragraph-properties fo:text-align="center" style:justify-single-word="false"/>
      <style:text-properties fo:font-weight="bold" officeooo:rsid="0017645d" officeooo:paragraph-rsid="0017645d" style:font-weight-asian="bold" style:font-weight-complex="bold"/>
    </style:style>
    <style:style style:name="P7" style:family="paragraph" style:parent-style-name="Standard">
      <style:text-properties officeooo:rsid="001a14c4" officeooo:paragraph-rsid="001a14c4"/>
    </style:style>
    <style:style style:name="P8" style:family="paragraph" style:parent-style-name="Standard">
      <style:text-properties officeooo:rsid="001a7838" officeooo:paragraph-rsid="001a7838"/>
    </style:style>
    <style:style style:name="P9" style:family="paragraph" style:parent-style-name="Standard">
      <style:text-properties officeooo:rsid="001a79b8" officeooo:paragraph-rsid="001a79b8"/>
    </style:style>
    <style:style style:name="P10" style:family="paragraph" style:parent-style-name="Standard">
      <style:text-properties officeooo:rsid="001caf90" officeooo:paragraph-rsid="001caf90"/>
    </style:style>
    <style:style style:name="P11" style:family="paragraph" style:parent-style-name="Standard">
      <style:text-properties officeooo:rsid="001e6538" officeooo:paragraph-rsid="001e6538"/>
    </style:style>
    <style:style style:name="P12" style:family="paragraph" style:parent-style-name="Standard">
      <style:text-properties officeooo:rsid="00244b4e" officeooo:paragraph-rsid="00244b4e"/>
    </style:style>
    <style:style style:name="P13" style:family="paragraph" style:parent-style-name="Standard">
      <style:text-properties officeooo:rsid="0028571b" officeooo:paragraph-rsid="0028571b"/>
    </style:style>
    <style:style style:name="P14" style:family="paragraph" style:parent-style-name="Standard">
      <style:text-properties officeooo:rsid="001f6be0" officeooo:paragraph-rsid="001f6be0"/>
    </style:style>
    <style:style style:name="P15" style:family="paragraph" style:parent-style-name="Standard">
      <style:text-properties officeooo:rsid="002d7bab" officeooo:paragraph-rsid="002d7bab"/>
    </style:style>
    <style:style style:name="P16" style:family="paragraph" style:parent-style-name="Standard">
      <style:text-properties officeooo:rsid="002e9ad3" officeooo:paragraph-rsid="002e9ad3"/>
    </style:style>
    <style:style style:name="P17" style:family="paragraph" style:parent-style-name="Standard">
      <style:text-properties officeooo:rsid="002eea8a" officeooo:paragraph-rsid="002eea8a"/>
    </style:style>
    <style:style style:name="P18" style:family="paragraph" style:parent-style-name="Standard">
      <style:text-properties officeooo:rsid="002f7bf3" officeooo:paragraph-rsid="002f7bf3"/>
    </style:style>
    <style:style style:name="P19" style:family="paragraph" style:parent-style-name="Standard">
      <style:paragraph-properties fo:margin-left="0.4925in" fo:margin-right="0in" fo:text-indent="0in" style:auto-text-indent="false"/>
      <style:text-properties style:font-name="Liberation Mono" officeooo:rsid="001a14c4" officeooo:paragraph-rsid="001a14c4"/>
    </style:style>
    <style:style style:name="P20" style:family="paragraph" style:parent-style-name="Standard">
      <style:paragraph-properties fo:margin-left="0.4925in" fo:margin-right="0in" fo:text-indent="0in" style:auto-text-indent="false"/>
      <style:text-properties style:font-name="Liberation Mono" fo:font-size="10pt" officeooo:rsid="002d7bab" officeooo:paragraph-rsid="002d7bab" style:font-size-asian="10pt" style:font-size-complex="10pt"/>
    </style:style>
    <style:style style:name="P21" style:family="paragraph" style:parent-style-name="Standard">
      <style:paragraph-properties fo:margin-left="0.4925in" fo:margin-right="0in" fo:text-indent="0in" style:auto-text-indent="false"/>
      <style:text-properties style:font-name="Liberation Mono" fo:font-size="10pt" officeooo:rsid="002e9ad3" officeooo:paragraph-rsid="002e9ad3" style:font-size-asian="10pt" style:font-size-complex="10pt"/>
    </style:style>
    <style:style style:name="P22" style:family="paragraph" style:parent-style-name="Standard">
      <style:paragraph-properties fo:margin-left="0.4925in" fo:margin-right="0in" fo:text-indent="0in" style:auto-text-indent="false"/>
      <style:text-properties style:font-name="Liberation Mono" fo:font-size="10pt" officeooo:rsid="002eea8a" officeooo:paragraph-rsid="002eea8a" style:font-size-asian="10pt" style:font-size-complex="10pt"/>
    </style:style>
    <style:style style:name="P23" style:family="paragraph" style:parent-style-name="Standard">
      <style:paragraph-properties fo:margin-left="0.4925in" fo:margin-right="0in" fo:text-indent="0in" style:auto-text-indent="false"/>
      <style:text-properties style:font-name="Liberation Mono" fo:font-size="10pt" officeooo:rsid="002f7bf3" officeooo:paragraph-rsid="002f7bf3" style:font-size-asian="10pt" style:font-size-complex="10pt"/>
    </style:style>
    <style:style style:name="P24" style:family="paragraph" style:parent-style-name="Standard">
      <style:paragraph-properties fo:margin-left="0.4925in" fo:margin-right="0in" fo:text-indent="0in" style:auto-text-indent="false"/>
      <style:text-properties officeooo:rsid="001caf90" officeooo:paragraph-rsid="001caf90"/>
    </style:style>
    <style:style style:name="P25" style:family="paragraph" style:parent-style-name="Standard">
      <style:paragraph-properties fo:margin-left="0.4925in" fo:margin-right="0in" fo:text-indent="0in" style:auto-text-indent="false"/>
      <style:text-properties officeooo:rsid="001e6538" officeooo:paragraph-rsid="001e6538"/>
    </style:style>
    <style:style style:name="P26" style:family="paragraph" style:parent-style-name="Standard">
      <style:paragraph-properties fo:margin-left="0in" fo:margin-right="0in" fo:text-indent="0in" style:auto-text-indent="false"/>
      <style:text-properties officeooo:rsid="001a14c4" officeooo:paragraph-rsid="001a14c4"/>
    </style:style>
    <style:style style:name="P27" style:family="paragraph" style:parent-style-name="Text_20_body">
      <style:text-properties officeooo:rsid="002275d4" officeooo:paragraph-rsid="002275d4"/>
    </style:style>
    <style:style style:name="P28" style:family="paragraph" style:parent-style-name="Text_20_body">
      <style:text-properties officeooo:rsid="00244b4e" officeooo:paragraph-rsid="00244b4e"/>
    </style:style>
    <style:style style:name="P29" style:family="paragraph" style:parent-style-name="Standard" style:master-page-name="">
      <style:paragraph-properties fo:margin-left="1.5in" fo:margin-right="0in" fo:text-indent="-1.5in" style:auto-text-indent="false" style:page-number="auto">
        <style:tab-stops/>
      </style:paragraph-properties>
      <style:text-properties officeooo:rsid="002d7bab" officeooo:paragraph-rsid="002d7bab"/>
    </style:style>
    <style:style style:name="P30" style:family="paragraph" style:parent-style-name="Standard">
      <style:paragraph-properties fo:margin-left="1.5in" fo:margin-right="0in" fo:text-indent="-1.5in" style:auto-text-indent="false">
        <style:tab-stops/>
      </style:paragraph-properties>
      <style:text-properties officeooo:rsid="002d7bab" officeooo:paragraph-rsid="002d7bab"/>
    </style:style>
    <style:style style:name="P31" style:family="paragraph" style:parent-style-name="Table_20_Contents">
      <style:paragraph-properties fo:text-align="center" style:justify-single-word="false"/>
      <style:text-properties officeooo:rsid="0031e004"/>
    </style:style>
    <style:style style:name="P32" style:family="paragraph" style:parent-style-name="Table_20_Contents">
      <style:paragraph-properties fo:text-align="center" style:justify-single-word="false"/>
      <style:text-properties officeooo:rsid="0031e004" officeooo:paragraph-rsid="0031e004"/>
    </style:style>
    <style:style style:name="P33" style:family="paragraph" style:parent-style-name="Table_20_Contents">
      <style:paragraph-properties fo:text-align="center" style:justify-single-word="false"/>
      <style:text-properties fo:font-weight="bold" officeooo:rsid="0031e004" officeooo:paragraph-rsid="0031e004" style:font-weight-asian="bold" style:font-weight-complex="bold"/>
    </style:style>
    <style:style style:name="P34" style:family="paragraph" style:parent-style-name="Standard" style:list-style-name="L1">
      <style:text-properties officeooo:rsid="001a14c4" officeooo:paragraph-rsid="001a14c4"/>
    </style:style>
    <style:style style:name="P35" style:family="paragraph" style:parent-style-name="Standard" style:list-style-name="L1">
      <style:text-properties officeooo:rsid="001a7838" officeooo:paragraph-rsid="001a79b8"/>
    </style:style>
    <style:style style:name="P36" style:family="paragraph" style:parent-style-name="Standard" style:list-style-name="L1">
      <style:text-properties officeooo:rsid="001a7838" officeooo:paragraph-rsid="001a7838"/>
    </style:style>
    <style:style style:name="P37" style:family="paragraph" style:parent-style-name="Standard">
      <style:text-properties officeooo:rsid="002f7bf3" officeooo:paragraph-rsid="002f7bf3"/>
    </style:style>
    <style:style style:name="P38" style:family="paragraph" style:parent-style-name="Standard">
      <style:text-properties officeooo:rsid="00304081" officeooo:paragraph-rsid="00304081"/>
    </style:style>
    <style:style style:name="P39" style:family="paragraph" style:parent-style-name="Standard">
      <style:text-properties officeooo:rsid="0031e004" officeooo:paragraph-rsid="0031e004"/>
    </style:style>
    <style:style style:name="P40" style:family="paragraph" style:parent-style-name="Standard">
      <style:text-properties officeooo:rsid="0032875a" officeooo:paragraph-rsid="0032875a"/>
    </style:style>
    <style:style style:name="P41" style:family="paragraph" style:parent-style-name="Standard">
      <style:paragraph-properties fo:margin-left="0.4925in" fo:margin-right="0in" fo:text-indent="0in" style:auto-text-indent="false"/>
      <style:text-properties style:font-name="Liberation Mono" fo:font-size="10pt" officeooo:rsid="00304081" officeooo:paragraph-rsid="00304081" style:font-size-asian="10pt" style:font-size-complex="10pt"/>
    </style:style>
    <style:style style:name="P42" style:family="paragraph" style:parent-style-name="Standard">
      <style:paragraph-properties fo:margin-left="0.4925in" fo:margin-right="0in" fo:text-indent="0in" style:auto-text-indent="false"/>
      <style:text-properties style:font-name="Liberation Mono" fo:font-size="10pt" officeooo:rsid="001a14c4" officeooo:paragraph-rsid="001a14c4" style:font-size-asian="10pt" style:font-size-complex="10pt"/>
    </style:style>
    <style:style style:name="P43" style:family="paragraph" style:parent-style-name="Heading_20_3">
      <style:text-properties officeooo:rsid="002275d4" officeooo:paragraph-rsid="002275d4"/>
    </style:style>
    <style:style style:name="P44" style:family="paragraph" style:parent-style-name="Heading_20_3">
      <style:text-properties officeooo:paragraph-rsid="002275d4"/>
    </style:style>
    <style:style style:name="T1" style:family="text">
      <style:text-properties officeooo:rsid="00181721"/>
    </style:style>
    <style:style style:name="T2" style:family="text">
      <style:text-properties officeooo:rsid="001a14c4"/>
    </style:style>
    <style:style style:name="T3" style:family="text">
      <style:text-properties fo:font-style="italic" style:font-style-asian="italic" style:font-style-complex="italic"/>
    </style:style>
    <style:style style:name="T4" style:family="text">
      <style:text-properties officeooo:rsid="001a7838"/>
    </style:style>
    <style:style style:name="T5" style:family="text">
      <style:text-properties officeooo:rsid="001a79b8"/>
    </style:style>
    <style:style style:name="T6" style:family="text">
      <style:text-properties officeooo:rsid="001c4bf6"/>
    </style:style>
    <style:style style:name="T7" style:family="text">
      <style:text-properties officeooo:rsid="001e6538"/>
    </style:style>
    <style:style style:name="T8" style:family="text">
      <style:text-properties officeooo:rsid="00210636"/>
    </style:style>
    <style:style style:name="T9" style:family="text">
      <style:text-properties officeooo:rsid="002275d4"/>
    </style:style>
    <style:style style:name="T10" style:family="text">
      <style:text-properties officeooo:rsid="00253c9d"/>
    </style:style>
    <style:style style:name="T11" style:family="text">
      <style:text-properties officeooo:rsid="0028571b"/>
    </style:style>
    <style:style style:name="T12" style:family="text">
      <style:text-properties officeooo:rsid="002d7bab"/>
    </style:style>
    <style:style style:name="T13" style:family="text">
      <style:text-properties officeooo:rsid="002eea8a"/>
    </style:style>
    <style:style style:name="T14" style:family="text">
      <style:text-properties officeooo:rsid="002f7bf3"/>
    </style:style>
    <style:style style:name="T15" style:family="text">
      <style:text-properties officeooo:rsid="0032875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P/NET on the <text:span text:style-name="T8">WIZ850io</text:span></text:p>
      <text:p text:style-name="P5"><text:date style:data-style-name="N37" text:date-value="2019-06-20T18:17:40.148344701">06/20/19</text:date></text:p>
      <text:p text:style-name="P2"/>
      <text:h text:style-name="P43" text:outline-level="3">Hardware</text:h>
      <text:p text:style-name="P27">The interface to the WIZ<text:span text:style-name="T12">8</text:span>50io is SPI. The interface card provides an efficient interface from the H8/H89 (8-bit CPU) to SPI. It may also be used to communicate with other SPI devices such as a Raspberry Pi microcontroller, however that is beyond the scope of this document. The parallel-to-SPI circuit runs at the CPU clock rate, and shifts all 8 bits after the input/output strobe occurs. For the 8080/Z80, the minimum number of cycles for an I/O instruction is 11 (basic 8080 IN/OUT) and so back-to-back I/O instructions will not overrun. Z80 block I/O instructions <text:span text:style-name="T11">take</text:span> more time and also cannot overrun. This eliminates the need to poll the hardware between I/O. There is one anomaly for the case of performing input, because the input data is shifted <text:span text:style-name="T3">after</text:span> the input instruction, and so the first input instruction of a sequence retrieves “dummy” data and it should be discarded. It also means that N+1 input instruction, total, are required to input N bytes.</text:p>
      <text:p text:style-name="P28">The SPI interface uses 2 I/O ports. Base+0 is the data port. Base+1 is the control/status. The only control bit is for the SCS signal (also known as SS, “slave select”). The bit must be asserted prior to starting an SPI sequence, and must be promptly deasserted at the end of the sequence. The only status bit is the RDY signal from the WIZ850io. This signal indicates when the MAC address programming has completed after power on, and is generally not a concer<text:span text:style-name="T11">n</text:span> for CP/M software as by the time CP/M can boot the RDY signal would have long since been asserted. Both RDY and SCS are bit 0 of their respective input/output ports.</text:p>
      <text:h text:style-name="P44" text:outline-level="3"><text:span text:style-name="T9">CP/NET </text:span>Background</text:h>
      <text:p text:style-name="P12">CP/NET consists of two logical OS components: NDOS and SNIOS. The NDOS is similar <text:span text:style-name="T10">in purpose </text:span>to the BDOS in that it services “system calls”. It differs in that it never accesses local resources. It consults the “network configuration table” to determine whether a given target is local or remote. Local operations are passed directly to the local BDOS. The SNIOS is similar in purpose to the BIOS. It provides basic, hardware-specific, functions on the network. The NDOS is generic and should work on any CP/M system. The SNIOS must be customized for the network hardware.</text:p>
      <text:p text:style-name="P12"/>
      <text:p text:style-name="P4">CP/NET uses an 8-bit “node ID” to identify all participants on a network. This is roughly equivalent to the modern IP Address. Since the WIZ<text:span text:style-name="T9">850io</text:span> requires IP addresses (as do modern networks to which it will be attached), a scheme is needed to relate CP/NET node IDs to IP addresses.</text:p>
      <text:p text:style-name="P2"/>
      <text:p text:style-name="P2">The local <text:span text:style-name="T1">(client) </text:span>node is assigned a CP/NET Node ID using the PMAGIC register. This register would be used for it’s original purpose if the device were to be connected using PPPoE, as would be done when directly connecting to an Internet Service Provider. Since it seems unlikely that an H89 would be connected directly to a cable/DSL modem, it should be fine to use the PMAGIC register for the CP/NET Node ID. This establishes the correlation between the local CP/NET Node ID and the IP address assigned to the device, giving the H8/H89 an IP Address. <text:span text:style-name="T1">This node ID may be any value between 01H and FEH, excluding values used for remote servers. Note that CP/NET assumes that node 00H will be a server, so this value is not used for a client ID.</text:span></text:p>
      <text:p text:style-name="P2"><text:soft-page-break/></text:p>
      <text:p text:style-name="P3">Remote (server) nodes are configured into the socket registers (up to <text:span text:style-name="T8">8 in the WIZ850io</text:span>). The Source Port <text:span text:style-name="T1">(PORT) </text:span>field uses a convention from which the CP/NET Node ID can be inferred. The source port for each socket must have 31H as it’s high byte. This also allows easy determination of whether a given socket has been configured for a remote server. The low byte of the source port contains the remote server’s CP/NET Node ID. <text:span text:style-name="T1">This may be any value from 00H to FEH, excluding the local CP/NET Node ID.</text:span></text:p>
      <text:p text:style-name="P3"/>
      <text:p text:style-name="P3">The Destination Port <text:span text:style-name="T2">(DPORT)</text:span>, along with Destination IP <text:span text:style-name="T2">(DIPR)</text:span>, specify the remote connection. <text:span text:style-name="T1">These values are whatever is used (for listening) on the remote node,</text:span> which must be running code that will recognize CP/NET requestor packets sent over the socket and provide meaningful CP/NET response packets <text:span text:style-name="T1">in return</text:span>.</text:p>
      <text:p text:style-name="P3"/>
      <text:p text:style-name="P9">This implementation for CP/NET always uses TCP/IP Sockets to communicate with remote servers. The socket connection is established on the first send, and remains active until manually deconfigured, system RESET (confirm this), or power off (confirm this). Presumably, some mechanism on servers (such as TCP keep-alive) will ensure that orphaned connections are eventually discovered and cleaned up.</text:p>
      <text:p text:style-name="P3"/>
      <text:h text:style-name="Heading_20_3" text:outline-level="3">Configuration</text:h>
      <text:p text:style-name="P7">The utility WIZCFG.COM may be used to program essential values into the WIZ<text:span text:style-name="T8">850io</text:span>. Note that all memory in th<text:span text:style-name="T8">ese devices</text:span> is volatile, apparently even across RESET, and so the values must be reprogrammed each time the system is booted.</text:p>
      <text:p text:style-name="P7"/>
      <text:p text:style-name="P7">WIZCFG.COM uses the following command syntax:</text:p>
      <text:p text:style-name="P7"/>
      <text:p text:style-name="P19">WIZCFG <text:span text:style-name="T3">cmd param...</text:span></text:p>
      <text:p text:style-name="P7"/>
      <text:p text:style-name="P7">Where ‘cmd’ is a single-<text:span text:style-name="T4">character</text:span> command, followed by one or more parameters (depending on command). The following commands are recognized:</text:p>
      <text:p text:style-name="P7"/>
      <text:p text:style-name="P42">N <text:span text:style-name="T3">node-id</text:span></text:p>
      <text:p text:style-name="P42">I <text:span text:style-name="T3">ip-addr</text:span></text:p>
      <text:p text:style-name="P42">G <text:span text:style-name="T3">gateway-ip</text:span></text:p>
      <text:p text:style-name="P42">S <text:span text:style-name="T3">sub-net-mask</text:span></text:p>
      <text:p text:style-name="P42">M <text:span text:style-name="T3">mac-addr</text:span></text:p>
      <text:p text:style-name="P42">{0-<text:span text:style-name="T8">7</text:span>} <text:span text:style-name="T3">node-id ip-addr port</text:span></text:p>
      <text:p text:style-name="P26"/>
      <text:list xml:id="list2127299040" text:style-name="L1">
        <text:list-item>
          <text:p text:style-name="P34">The commands ‘0’, ‘1’, ‘2’, ... ‘<text:span text:style-name="T8">7</text:span>’ are used to setup remote servers using sockets 0, 1, 2, ... <text:span text:style-name="T8">7</text:span>, respectively.</text:p>
        </text:list-item>
        <text:list-item>
          <text:p text:style-name="P34">‘node-id’ is a CP/NET Node ID and must conform to the range required by <text:span text:style-name="T5">its</text:span> con<text:span text:style-name="T5">t</text:span>ext (local/client vs. remote/server IDs). <text:span text:style-name="T4">This value is in hex.</text:span></text:p>
        </text:list-item>
        <text:list-item>
          <text:p text:style-name="P35">IP Addresses (‘I’, ‘G’, ‘S’, param 2 of {0-<text:span text:style-name="T8">7</text:span>}) use dotted decimal format.</text:p>
        </text:list-item>
        <text:list-item>
          <text:p text:style-name="P35">MAC addresses use colon-hex format. <text:span text:style-name="T15">Note that programming the MAC address in the WIZ850io is not required.</text:span></text:p>
        </text:list-item>
        <text:list-item>
          <text:p text:style-name="P36">Port numbers are in decimal <text:span text:style-name="T10">(unsigned 16-bit)</text:span>.</text:p>
        </text:list-item>
      </text:list>
      <text:p text:style-name="P8"/>
      <text:p text:style-name="P8"><text:soft-page-break/>Running WIZCFG with no command will <text:span text:style-name="T6">show</text:span> the current configuration of the <text:span text:style-name="T8">device</text:span>.</text:p>
      <text:p text:style-name="P8"/>
      <text:p text:style-name="P8">Note that the list of (up to <text:span text:style-name="T8">8</text:span>) remote servers is not managed dynamically/automatically. This means that a maximum of <text:span text:style-name="T8">8 </text:span>remote servers may be used at the same time. It is possible to change the list of servers without restarting CP/NET, under certain conditions. Note that each server can host up to 16 drives and up to 16 LST devices, <text:span text:style-name="T6">and so 8 servers may represent a very large set of resources</text:span>. Attempts to contact a server that is not currently configured will result in an error.</text:p>
      <text:p text:style-name="P8"/>
      <text:p text:style-name="P12">Also note that the WIZ850io includes hardware to automatically program a MAC address into the W5500 (the network chip). This means it is not necessary to set a MAC address before using the device.</text:p>
      <text:p text:style-name="P12"/>
      <text:p text:style-name="P13">When WIZCFG is used to set a socket configuration, any active connection on that socket is closed prior to changing the values. CP/NET will re-connect (using new values) on the next access through that socket.</text:p>
      <text:p text:style-name="P8"/>
      <text:h text:style-name="Heading_20_3" text:outline-level="3">Implementation Details</text:h>
      <text:p text:style-name="P10">CP/NET in general did not/does not support spontaneous messages to the clients. The NDOS sends a message to a server, waits for a message to be received, and assumes the message received is the response to the message sent. Considerable complexity would be needed to allow for messages which are not the response to be handled.</text:p>
      <text:p text:style-name="P10"/>
      <text:p text:style-name="P10">The SNIOS for WIZ<text:span text:style-name="T8">net devices</text:span> watches all sockets when receiving, since the “RCVMSG” API provides no context for receive to know what response is expected, or from what node. It assumes that whatever socket first presents data is the message the caller wants.</text:p>
      <text:p text:style-name="P10"/>
      <text:p text:style-name="P10">Only CP/NET message format “0” is used/allowed. This format consists of a 5-byte header <text:span text:style-name="T7">followed by the payload. The header </text:span>contains:</text:p>
      <text:p text:style-name="P10"/>
      <text:p text:style-name="P24">FMT – <text:span text:style-name="T7">00 request, 01 response.</text:span></text:p>
      <text:p text:style-name="P25">DID – destination node ID.</text:p>
      <text:p text:style-name="P25">SID – source (sender) node ID.</text:p>
      <text:p text:style-name="P25">FNC – BDOS function code *.</text:p>
      <text:p text:style-name="P25">SIZ – payload size -1.</text:p>
      <text:p text:style-name="P25">* Additional functions may be defined, provided servers recognize them.</text:p>
      <text:p text:style-name="P8"/>
      <text:p text:style-name="P11">Note that the minimum message payload size is 1 byte, and the maximum is 256 bytes. This means the maximum message packet size will be 261 bytes. The minimum send/receive buffer size is 1K, so it is never possible for a single message to overrun the buffer.</text:p>
      <text:p text:style-name="P7"/>
      <text:p text:style-name="P14">The SNIOS has no knowledge of the receive buffer size provided to RCVMSG. It is the caller’s responsibility to ensure that adequate space exists for the message received. The NDOS always uses a 261 byte buffer, however the SNIOS receives based on the amount of data available (TODO: fix this?) and so overrun is conceivable.</text:p>
      <text:h text:style-name="Heading_20_3" text:outline-level="3"><text:soft-page-break/>Example: Setting up a CpnetSocketServer for WIZ850io</text:h>
      <text:p text:style-name="P15"/>
      <text:p text:style-name="P15">CpnetSocketServer uses a configuration file to specify settings. This file is plain text and contains “property = value” lines. The most-relevant properties are:</text:p>
      <text:p text:style-name="P15"/>
      <text:p text:style-name="P29">cpnetserver_host<text:tab/>The hostname or IP address on which to listen for connections.</text:p>
      <text:p text:style-name="P30">cpnetserver_port<text:tab/>The port number on which to listen for connections.</text:p>
      <text:p text:style-name="P30">cpnetserver_root_dir<text:tab/>The top-level directory to export to CP/NET clients. Create subdirectories “a” through “p”, for drives A: through P:.</text:p>
      <text:p text:style-name="P30">cpnetserver_sid<text:tab/>The node ID for this server. Must be unique on the CP/NET domain. A hexadecimal number 00-FE.</text:p>
      <text:p text:style-name="P15"/>
      <text:p text:style-name="P15">This configuration file is specified on the JAVA command line with the “conf=<text:span text:style-name="T3">file</text:span>” option. For example:</text:p>
      <text:p text:style-name="P15"/>
      <text:p text:style-name="P20">java -jar CpnetSocketServer.jar conf=<text:span text:style-name="T3">file</text:span></text:p>
      <text:p text:style-name="P15"/>
      <text:p text:style-name="P15">By default, the server will log various messages to stderr. The property “cpnetserver_log=<text:span text:style-name="T3">file</text:span>” (or commandline option “log=<text:span text:style-name="T3">file</text:span>”) may be used to direct that output to a file.</text:p>
      <text:p text:style-name="P15"/>
      <text:p text:style-name="P16">Here is an example configuration file:</text:p>
      <text:p text:style-name="P16"/>
      <text:p text:style-name="P21"># These are for CpnetSocketServer.jar</text:p>
      <text:p text:style-name="P21">#cpnetserver_log = cpnet00.log</text:p>
      <text:p text:style-name="P21"/>
      <text:p text:style-name="P21">cpnetserver_host = 192.168.1.17</text:p>
      <text:p text:style-name="P21">cpnetserver_port = 31100</text:p>
      <text:p text:style-name="P21">cpnetserver_temp = P</text:p>
      <text:p text:style-name="P21">cpnetserver_sid = 00</text:p>
      <text:p text:style-name="P21">cpnetserver_max = 16</text:p>
      <text:p text:style-name="P21">cpnetserver_root_dir = /home/drmiller/CpnetServer00</text:p>
      <text:p text:style-name="P21"/>
      <text:p text:style-name="P21"># Up to 16 printers, 0-f</text:p>
      <text:p text:style-name="P21">cpnetserver_lst5 = Diablo630Stream file=lst00.5.ps</text:p>
      <text:p text:style-name="P21"/>
      <text:p text:style-name="P21">diablo630_nogui = true</text:p>
      <text:p text:style-name="P21">diablo630_jobend = save</text:p>
      <text:p text:style-name="P16"/>
      <text:p text:style-name="P16">Other properties are explained below.</text:p>
      <text:p text:style-name="P15"/>
      <text:h text:style-name="Heading_20_3" text:outline-level="3">Example: Setting up a CP/NET client on CP/M 3</text:h>
      <text:p text:style-name="P16"/>
      <text:p text:style-name="P16">Every time the computer is RESET, the WIZ850io registers will be cleared to default values. This means that configurations for CP/NET must be re-applied after every cold boot. The easiest way to do this is to create a SUBMIT file containing the WIZCFG commands to setup the network. Here is a simple example (NETCFG.SUB):</text:p>
      <text:p text:style-name="P16"/>
      <text:p text:style-name="P21">wizcfg n 02</text:p>
      <text:p text:style-name="P21"><text:soft-page-break/>wizcfg i 192.168.1.200</text:p>
      <text:p text:style-name="P21">wizcfg g 192.168.1.1</text:p>
      <text:p text:style-name="P21">wizcfg s 255.255.255.0</text:p>
      <text:p text:style-name="P21">wizcfg 0 00 192.168.1.17 31100</text:p>
      <text:p text:style-name="P16"/>
      <text:p text:style-name="P16">This sets the CP/NET client node ID to “02”, the client IP address to “192.168.1.200”, the gateway address to “192.168.1.1”, and the network mask to “255.255.255.0”. It also configures one server, node ID “00”, to be found at IP address “192.168.1.17” port “31100”.</text:p>
      <text:p text:style-name="P16"/>
      <text:p text:style-name="P16">The CP/NET add-on for CP/M 3 is an RSX contained in NDOS3.COM. This RSX may be added by invoking the command “NDOS3”. After starting NDOS3, CP/NET is active and available. However, no drives (or LST: device) has been redirected to network servers. Use the NETWORK.COM program to redirect local drives to remote drives on servers. For example:</text:p>
      <text:p text:style-name="P16"/>
      <text:p text:style-name="P21">network p:=c:</text:p>
      <text:p text:style-name="P16"/>
      <text:p text:style-name="P16">Will map local drive P: onto server 00 drive C: (00 is the default server node ID, if none is specified). After this, using drive P: under CP/M 3 will perform operations on server 00 drive C:. For these examples, that would map to the server directory “/<text:span text:style-name="T13">home/drmiller/CpnetServer00/c”.</text:span></text:p>
      <text:p text:style-name="P16"/>
      <text:p text:style-name="P17">The program NETSTAT.COM (or CPNETSTS.COM) will display the current mappings. For example:</text:p>
      <text:p text:style-name="P17"/>
      <text:p text:style-name="P22">A&gt;netstat</text:p>
      <text:p text:style-name="P22"/>
      <text:p text:style-name="P22">CP/NET Status</text:p>
      <text:p text:style-name="P22">=============</text:p>
      <text:p text:style-name="P22">Requester ID = 02H</text:p>
      <text:p text:style-name="P22">Network Status Byte = 10H</text:p>
      <text:p text:style-name="P22">Device status:</text:p>
      <text:p text:style-name="P22"><text:s text:c="2"/>Drive P: = Drive C: on Network Server ID = 00H</text:p>
      <text:p text:style-name="P22">A&gt;</text:p>
      <text:p text:style-name="P17"/>
      <text:p text:style-name="P17">Note that CpnetSocketServer forces all filenames to be lowercase in the actual subdirectory. It also requires files to confirm to the 8+3 convention used by CP/M. If you copy files into these subdirectories, for use by CP/M, they must adhere to these conventions. Also note that text files may require line-ending conversion in order to function properly on CP/M. CP/M requires text file line-endings to be CR-LF. There are several utilities available to do this conversion, depending on your platform. Linux usually has a package “dos2unix” that provides two utilities, for converting to and from CR-LF line-endings. <text:span text:style-name="T14">There is also a simple file-copy CP/M program TR.COM that may be used to convert line-endings.</text:span></text:p>
      <text:p text:style-name="P17"/>
      <text:p text:style-name="P18">A drive may be unmapped (returned to local use) with the program LOCAL.COM. This is most useful if a mapping actually obscured a local drive, which is now needed. Typically, an unused drive letter would be mapped to a network drive.</text:p>
      <text:p text:style-name="P18"/>
      <text:p text:style-name="P18">CP/NET may be “shutdown” with the program RSXRM.COM, which causes the RSX to remove itself. For example:</text:p>
      <text:p text:style-name="P18"/>
      <text:p text:style-name="P23">rsxrm ndos3</text:p>
      <text:p text:style-name="P18"><text:soft-page-break/>Note that the WIZ850io does not lose it’s configuration when NDOS3 is shutdown, only when the system is RESET. The command “wizcfg” (with no options) will show the current configuration of the WIZ850io (as it pertains to CP/NET).</text:p>
      <text:p text:style-name="P18"/>
      <text:p text:style-name="P18">The CP/M 3 HELP facility has been expanded to cover these commands.</text:p>
      <text:p text:style-name="P18"/>
      <text:h text:style-name="Heading_20_3" text:outline-level="3">Advanced Operation</text:h>
      <text:p text:style-name="P38"/>
      <text:p text:style-name="P38">The program WIZDBG.COM may be used to directly examine, and alter, any register memory in the WIZ850io. It operates in arbitrary ranges of bytes, within a specified block. Consult the W5500 datasheet for specifics on register layout and operation. Basic usage is obtained by invoking the command with no options:</text:p>
      <text:p text:style-name="P38"/>
      <text:p text:style-name="P41">Usage: WIZDBG {G bsb off num}</text:p>
      <text:p text:style-name="P41"><text:s text:c="7"/>WIZDBG {S bsb off dat...}</text:p>
      <text:p text:style-name="P41"><text:s text:c="7"/>bsb = Block Select Bits, hex 00..1F</text:p>
      <text:p text:style-name="P41"><text:s text:c="7"/>off = Offset within BSB, hex</text:p>
      <text:p text:style-name="P41"><text:s text:c="7"/>num = Number of bytes to GET, dec</text:p>
      <text:p text:style-name="P41"><text:s text:c="7"/>dat = Byte(s) to SET, hex</text:p>
      <text:p text:style-name="P38"/>
      <text:p text:style-name="P38">Use the option ‘G’ to get, or examine, a range of bytes. ‘S’ will set, or alter, a range of bytes. ‘bsb’ is the Block Select Bits, taken as a 5-bit hexadecimal value. Note that not all possible 5-bit values are valid, and may cause malfunction if used. For example, to dump the first 32 bytes of the Common Register area:</text:p>
      <text:p text:style-name="P38"/>
      <text:p text:style-name="P41">A&gt;wizdbg g 0 0 32</text:p>
      <text:p text:style-name="P41">00:0000 00 00 00 00 00 00 00 00 00 00 08 DC EB 2D DE 00</text:p>
      <text:p text:style-name="P41">00:0010 00 00 00 00 00 00 00 00 00 07 D0 08 28 00 00 00</text:p>
      <text:p text:style-name="P41">A&gt;</text:p>
      <text:p text:style-name="P38"/>
      <text:p text:style-name="P38">In this example, the chip has not been configured yet so only the MAC address, Retry Time, Retry Count, and PPP LCP Request Timer fields have non-zero values. The MAC address in this case is 00:08:DC:EB:2D:DE.</text:p>
      <text:p text:style-name="P39"/>
      <text:p text:style-name="P39">Note that the CP/M commandline input buffer is 128 bytes (127 characters, maximum) in length, so the SET option is limited to how may values can be entered into the command buffer.</text:p>
      <text:p text:style-name="P39"/>
      <text:p text:style-name="P39">The following table shows the bsb values for each socket, in addition to the Common Register block at BSB 00.</text:p>
      <text:p text:style-name="P39"/>
      <table:table table:name="Table1" table:style-name="Table1">
        <table:table-column table:style-name="Table1.A" table:number-columns-repeated="4"/>
        <table:table-header-rows>
          <table:table-row>
            <table:table-cell table:style-name="Table1.A1" office:value-type="string">
              <text:p text:style-name="P33">Socket</text:p>
            </table:table-cell>
            <table:table-cell table:style-name="Table1.A1" office:value-type="string">
              <text:p text:style-name="P33">Socket Registers BSB</text:p>
            </table:table-cell>
            <table:table-cell table:style-name="Table1.A1" office:value-type="string">
              <text:p text:style-name="P33">Tx Buffer BSB</text:p>
            </table:table-cell>
            <table:table-cell table:style-name="Table1.D1" office:value-type="string">
              <text:p text:style-name="P33">Rx Buffer BSB</text:p>
            </table:table-cell>
          </table:table-row>
        </table:table-header-rows>
        <table:table-row>
          <table:table-cell table:style-name="Table1.A2" office:value-type="string">
            <text:p text:style-name="P32">0</text:p>
          </table:table-cell>
          <table:table-cell table:style-name="Table1.A2" office:value-type="string">
            <text:p text:style-name="P32">01</text:p>
          </table:table-cell>
          <table:table-cell table:style-name="Table1.A2" office:value-type="string">
            <text:p text:style-name="P32">02</text:p>
          </table:table-cell>
          <table:table-cell table:style-name="Table1.D2" office:value-type="string">
            <text:p text:style-name="P32">03</text:p>
          </table:table-cell>
        </table:table-row>
        <table:table-row>
          <table:table-cell table:style-name="Table1.A2" office:value-type="string">
            <text:p text:style-name="P32">1</text:p>
          </table:table-cell>
          <table:table-cell table:style-name="Table1.A2" office:value-type="string">
            <text:p text:style-name="P32">05</text:p>
          </table:table-cell>
          <table:table-cell table:style-name="Table1.A2" office:value-type="string">
            <text:p text:style-name="P32">06</text:p>
          </table:table-cell>
          <table:table-cell table:style-name="Table1.D2" office:value-type="string">
            <text:p text:style-name="P32">07</text:p>
          </table:table-cell>
        </table:table-row>
        <table:table-row>
          <table:table-cell table:style-name="Table1.A2" office:value-type="string">
            <text:p text:style-name="P32">2</text:p>
          </table:table-cell>
          <table:table-cell table:style-name="Table1.A2" office:value-type="string">
            <text:p text:style-name="P32">09</text:p>
          </table:table-cell>
          <table:table-cell table:style-name="Table1.A2" office:value-type="string">
            <text:p text:style-name="P32">0A</text:p>
          </table:table-cell>
          <table:table-cell table:style-name="Table1.D2" office:value-type="string">
            <text:p text:style-name="P32">0B</text:p>
          </table:table-cell>
        </table:table-row>
        <table:table-row>
          <table:table-cell table:style-name="Table1.A2" office:value-type="string">
            <text:p text:style-name="P32">3</text:p>
          </table:table-cell>
          <table:table-cell table:style-name="Table1.A2" office:value-type="string">
            <text:p text:style-name="P32">0D</text:p>
          </table:table-cell>
          <table:table-cell table:style-name="Table1.A2" office:value-type="string">
            <text:p text:style-name="P32">0E</text:p>
          </table:table-cell>
          <table:table-cell table:style-name="Table1.D2" office:value-type="string">
            <text:p text:style-name="P32">0F</text:p>
          </table:table-cell>
        </table:table-row>
        <text:soft-page-break/>
        <table:table-row>
          <table:table-cell table:style-name="Table1.A2" office:value-type="string">
            <text:p text:style-name="P32">4</text:p>
          </table:table-cell>
          <table:table-cell table:style-name="Table1.A2" office:value-type="string">
            <text:p text:style-name="P32">11</text:p>
          </table:table-cell>
          <table:table-cell table:style-name="Table1.A2" office:value-type="string">
            <text:p text:style-name="P32">12</text:p>
          </table:table-cell>
          <table:table-cell table:style-name="Table1.D2" office:value-type="string">
            <text:p text:style-name="P32">13</text:p>
          </table:table-cell>
        </table:table-row>
        <table:table-row>
          <table:table-cell table:style-name="Table1.A2" office:value-type="string">
            <text:p text:style-name="P32">5</text:p>
          </table:table-cell>
          <table:table-cell table:style-name="Table1.A2" office:value-type="string">
            <text:p text:style-name="P32">15</text:p>
          </table:table-cell>
          <table:table-cell table:style-name="Table1.A2" office:value-type="string">
            <text:p text:style-name="P32">16</text:p>
          </table:table-cell>
          <table:table-cell table:style-name="Table1.D2" office:value-type="string">
            <text:p text:style-name="P31">17</text:p>
          </table:table-cell>
        </table:table-row>
        <table:table-row>
          <table:table-cell table:style-name="Table1.A2" office:value-type="string">
            <text:p text:style-name="P32">6</text:p>
          </table:table-cell>
          <table:table-cell table:style-name="Table1.A2" office:value-type="string">
            <text:p text:style-name="P32">19</text:p>
          </table:table-cell>
          <table:table-cell table:style-name="Table1.A2" office:value-type="string">
            <text:p text:style-name="P32">1A</text:p>
          </table:table-cell>
          <table:table-cell table:style-name="Table1.D2" office:value-type="string">
            <text:p text:style-name="P32">1B</text:p>
          </table:table-cell>
        </table:table-row>
        <table:table-row>
          <table:table-cell table:style-name="Table1.A2" office:value-type="string">
            <text:p text:style-name="P32">7</text:p>
          </table:table-cell>
          <table:table-cell table:style-name="Table1.A2" office:value-type="string">
            <text:p text:style-name="P32">1D</text:p>
          </table:table-cell>
          <table:table-cell table:style-name="Table1.A2" office:value-type="string">
            <text:p text:style-name="P32">1E</text:p>
          </table:table-cell>
          <table:table-cell table:style-name="Table1.D2" office:value-type="string">
            <text:p text:style-name="P32">1F</text:p>
          </table:table-cell>
        </table:table-row>
      </table:table>
      <text:p text:style-name="P39"/>
      <text:p text:style-name="P39">Consult the W5500 Datasheet for the meanings of the offsets within a BSB.</text:p>
      <text:p text:style-name="P39"/>
      <text:p text:style-name="P40">The SET option is currently disabled if CP/NET is ac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7</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07:47:06.632451920</meta:creation-date>
    <dc:date>2019-06-20T18:17:40.089849604</dc:date>
    <meta:editing-duration>PT58M4S</meta:editing-duration>
    <meta:editing-cycles>14</meta:editing-cycles>
    <meta:generator>LibreOffice/6.0.7.3$Linux_X86_64 LibreOffice_project/00m0$Build-3</meta:generator>
    <meta:document-statistic meta:table-count="1" meta:image-count="0" meta:object-count="0" meta:page-count="7" meta:paragraph-count="148" meta:word-count="2388" meta:character-count="14022" meta:non-whitespace-character-count="11745"/>
  </office:meta>
</office:document-meta>
</file>